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39cm" table:align="center" style:may-break-between-rows="false"/>
    </style:style>
    <style:style style:name="Table1.A" style:family="table-column">
      <style:table-column-properties style:column-width="2.09cm"/>
    </style:style>
    <style:style style:name="Table1.B" style:family="table-column">
      <style:table-column-properties style:column-width="1.323cm"/>
    </style:style>
    <style:style style:name="Table1.C" style:family="table-column">
      <style:table-column-properties style:column-width="9.977cm"/>
    </style:style>
    <style:style style:name="Table1.1" style:family="table-row">
      <style:table-row-properties fo:keep-together="always"/>
    </style:style>
    <style:style style:name="Table1.A1" style:family="table-cell">
      <style:table-cell-properties fo:padding="0cm" fo:border="none"/>
    </style:style>
    <style:style style:name="Table1.A7" style:family="table-cell">
      <style:table-cell-properties style:vertical-align="middle" fo:padding="0cm" fo:border="none"/>
    </style:style>
    <style:style style:name="P1" style:family="paragraph" style:parent-style-name="Footer">
      <style:paragraph-properties fo:text-align="center" style:justify-single-word="false"/>
      <style:text-properties officeooo:paragraph-rsid="001bd683"/>
    </style:style>
    <style:style style:name="P2" style:family="paragraph" style:parent-style-name="Standard">
      <style:paragraph-properties fo:text-align="center" style:justify-single-word="false"/>
      <style:text-properties officeooo:paragraph-rsid="002017f6"/>
    </style:style>
    <style:style style:name="P3" style:family="paragraph" style:parent-style-name="Standard">
      <style:paragraph-properties fo:keep-together="always" fo:keep-with-next="auto"/>
    </style:style>
    <style:style style:name="P4" style:family="paragraph" style:parent-style-name="Standard">
      <style:paragraph-properties fo:keep-together="always" fo:keep-with-next="auto"/>
      <style:text-properties officeooo:paragraph-rsid="0018127f"/>
    </style:style>
    <style:style style:name="P5" style:family="paragraph" style:parent-style-name="Standard">
      <style:paragraph-properties fo:text-align="center" style:justify-single-word="false" fo:keep-together="always" fo:keep-with-next="auto"/>
      <style:text-properties officeooo:paragraph-rsid="002017f6"/>
    </style:style>
    <style:style style:name="P6" style:family="paragraph" style:parent-style-name="Standard">
      <style:paragraph-properties fo:text-align="justify" style:justify-single-word="false" fo:keep-together="always" fo:keep-with-next="auto"/>
      <style:text-properties officeooo:paragraph-rsid="002017f6"/>
    </style:style>
    <style:style style:name="P7" style:family="paragraph" style:parent-style-name="Text_20_body">
      <style:paragraph-properties fo:keep-together="always" fo:keep-with-next="auto"/>
    </style:style>
    <style:style style:name="P8" style:family="paragraph" style:parent-style-name="Text_20_body">
      <style:paragraph-properties fo:keep-together="always" fo:keep-with-next="auto"/>
      <style:text-properties officeooo:paragraph-rsid="00184318"/>
    </style:style>
    <style:style style:name="P9" style:family="paragraph" style:parent-style-name="Text_20_body">
      <style:paragraph-properties fo:keep-together="always" fo:keep-with-next="auto"/>
      <style:text-properties officeooo:paragraph-rsid="001cdbfc"/>
    </style:style>
    <style:style style:name="P10" style:family="paragraph" style:parent-style-name="Quotations">
      <style:paragraph-properties fo:keep-together="always" fo:keep-with-next="auto"/>
    </style:style>
    <style:style style:name="P11" style:family="paragraph" style:parent-style-name="Table_20_Contents">
      <style:paragraph-properties fo:text-align="center" style:justify-single-word="false" fo:keep-together="always" fo:keep-with-next="auto"/>
      <style:text-properties officeooo:paragraph-rsid="002017f6"/>
    </style:style>
    <style:style style:name="P12" style:family="paragraph" style:parent-style-name="Table_20_Contents">
      <style:paragraph-properties fo:text-align="end" style:justify-single-word="false" fo:keep-together="always" fo:keep-with-next="auto"/>
      <style:text-properties officeooo:rsid="0018127f" officeooo:paragraph-rsid="002017f6"/>
    </style:style>
    <style:style style:name="P13" style:family="paragraph" style:parent-style-name="Table_20_Contents">
      <style:paragraph-properties fo:text-align="justify" style:justify-single-word="false" fo:keep-together="always" fo:keep-with-next="auto"/>
      <style:text-properties officeooo:paragraph-rsid="002017f6"/>
    </style:style>
    <style:style style:name="P14" style:family="paragraph" style:parent-style-name="Table_20_Contents">
      <style:paragraph-properties fo:text-align="end" style:justify-single-word="false" fo:keep-together="always" fo:keep-with-next="auto"/>
      <style:text-properties officeooo:paragraph-rsid="002017f6"/>
    </style:style>
    <style:style style:name="P15" style:family="paragraph" style:parent-style-name="Table_20_Heading">
      <style:paragraph-properties fo:text-align="center" style:justify-single-word="false" fo:keep-together="always" fo:keep-with-next="auto"/>
      <style:text-properties officeooo:paragraph-rsid="002017f6"/>
    </style:style>
    <style:style style:name="P16" style:family="paragraph" style:parent-style-name="First_20_paragraph">
      <style:paragraph-properties fo:keep-together="always" fo:keep-with-next="auto"/>
    </style:style>
    <style:style style:name="P17" style:family="paragraph" style:parent-style-name="First_20_paragraph">
      <style:paragraph-properties fo:keep-together="always" fo:keep-with-next="auto"/>
      <style:text-properties officeooo:paragraph-rsid="0018127f"/>
    </style:style>
    <style:style style:name="P18" style:family="paragraph" style:parent-style-name="First_20_paragraph">
      <style:paragraph-properties fo:keep-together="always" fo:keep-with-next="auto"/>
      <style:text-properties officeooo:paragraph-rsid="0019b748"/>
    </style:style>
    <style:style style:name="P19" style:family="paragraph" style:parent-style-name="First_20_paragraph">
      <style:paragraph-properties fo:keep-together="always" fo:keep-with-next="auto"/>
      <style:text-properties officeooo:paragraph-rsid="002017f6"/>
    </style:style>
    <style:style style:name="P20" style:family="paragraph" style:parent-style-name="First_20_paragraph">
      <style:paragraph-properties fo:keep-together="always" fo:keep-with-next="auto"/>
      <style:text-properties fo:font-size="12pt" officeooo:paragraph-rsid="0019b748" style:font-size-asian="12pt" style:font-size-complex="12pt"/>
    </style:style>
    <style:style style:name="P21" style:family="paragraph" style:parent-style-name="Text_20_body">
      <style:text-properties officeooo:paragraph-rsid="002017f6"/>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italic" officeooo:paragraph-rsid="00226a07" style:font-style-asian="italic" style:font-style-complex="italic"/>
    </style:style>
    <style:style style:name="P24" style:family="paragraph" style:parent-style-name="First_20_paragraph">
      <style:text-properties officeooo:paragraph-rsid="002017f6"/>
    </style:style>
    <style:style style:name="P25" style:family="paragraph" style:parent-style-name="First_20_paragraph" style:master-page-name="">
      <style:paragraph-properties fo:margin-left="0cm" fo:margin-right="0cm" fo:keep-together="always" fo:text-indent="0cm" style:auto-text-indent="false" style:page-number="auto" fo:keep-with-next="auto"/>
    </style:style>
    <style:style style:name="P26" style:family="paragraph" style:parent-style-name="Footnote">
      <style:text-properties style:text-position="0% 100%" officeooo:paragraph-rsid="001cdbfc"/>
    </style:style>
    <style:style style:name="P27" style:family="paragraph" style:parent-style-name="Standard" style:list-style-name="L3">
      <style:paragraph-properties fo:keep-together="always" fo:keep-with-next="auto"/>
      <style:text-properties officeooo:paragraph-rsid="0018127f"/>
    </style:style>
    <style:style style:name="P28" style:family="paragraph" style:parent-style-name="Text_20_body" style:list-style-name="L1">
      <style:paragraph-properties fo:keep-together="always" fo:keep-with-next="auto"/>
      <style:text-properties officeooo:paragraph-rsid="00184318"/>
    </style:style>
    <style:style style:name="P29" style:family="paragraph" style:parent-style-name="Heading_20_3">
      <style:paragraph-properties fo:keep-together="always" fo:keep-with-next="auto"/>
    </style:style>
    <style:style style:name="P30" style:family="paragraph" style:parent-style-name="Heading_20_4">
      <style:text-properties officeooo:paragraph-rsid="002017f6"/>
    </style:style>
    <style:style style:name="P31" style:family="paragraph" style:parent-style-name="Heading_20_4">
      <style:paragraph-properties fo:keep-together="always" fo:keep-with-next="auto"/>
    </style:style>
    <style:style style:name="P32" style:family="paragraph" style:parent-style-name="Heading_20_4">
      <style:paragraph-properties fo:keep-together="always" fo:break-before="page" fo:keep-with-next="auto"/>
    </style:style>
    <style:style style:name="P33" style:family="paragraph" style:parent-style-name="Heading_20_4" style:master-page-name="">
      <style:paragraph-properties fo:keep-together="always" style:page-number="auto" fo:keep-with-next="auto"/>
    </style:style>
    <style:style style:name="P34" style:family="paragraph" style:parent-style-name="First_20_paragraph" style:list-style-name="L2">
      <style:paragraph-properties fo:keep-together="always" fo:keep-with-next="auto"/>
      <style:text-properties officeooo:paragraph-rsid="0018127f"/>
    </style:style>
    <style:style style:name="P35" style:family="paragraph" style:parent-style-name="First_20_paragraph" style:list-style-name="L4">
      <style:paragraph-properties fo:keep-together="always" fo:keep-with-next="auto"/>
      <style:text-properties officeooo:paragraph-rsid="0019b74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4318"/>
    </style:style>
    <style:style style:name="T5" style:family="text">
      <style:text-properties officeooo:rsid="0019b748"/>
    </style:style>
    <style:style style:name="T6" style:family="text">
      <style:text-properties style:text-line-through-style="solid" style:text-line-through-type="single"/>
    </style:style>
    <style:style style:name="T7" style:family="text">
      <style:text-properties officeooo:rsid="001ba857"/>
    </style:style>
    <style:style style:name="T8" style:family="text">
      <style:text-properties style:text-position="super 58%" officeooo:rsid="001bd683"/>
    </style:style>
    <style:style style:name="T9" style:family="text">
      <style:text-properties fo:font-size="12pt" style:font-size-asian="12pt" style:font-size-complex="12pt"/>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italic" officeooo:rsid="00226a07" style:font-size-asian="12pt" style:font-style-asian="italic" style:font-size-complex="12pt" style:font-style-complex="italic"/>
    </style:style>
    <style:style style:name="T12" style:family="text">
      <style:text-properties officeooo:rsid="001eb4cd"/>
    </style:style>
    <style:style style:name="T13" style:family="text">
      <style:text-properties officeooo:rsid="001f6bfa"/>
    </style:style>
    <style:style style:name="T14" style:family="text">
      <style:text-properties officeooo:rsid="002017f6"/>
    </style:style>
    <style:style style:name="T15" style:family="text">
      <style:text-properties officeooo:rsid="002343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5">This document </text:span>is part of the CertbotTLSAgen package.</text:p>
      <text:p text:style-name="Text_20_body">Copyright (c) 2017, 2018 John L. Allen</text:p>
      <text:p text:style-name="P22">This program is free software: you can redistribute it and/or modify it under the terms of the GNU General Public License as published by the Free Software Foundation, either version 3 of <text:s/>the License, or (at your option) any later version.</text:p>
      <text:p text:style-name="P22">This program is distributed in the hope that it will be useful, but WITHOUT ANY WARRANTY; <text:s/>without even the implied warranty of MERCHANTABILITY or FITNESS FOR A PARTICULAR PURPOSE. <text:s/></text:p>
      <text:p text:style-name="P22">See the GNU General Public License for more details.</text:p>
      <text:p text:style-name="P23">You should have received a copy of the GNU General Public License along with this program. If not, see &lt;<text:a xlink:type="simple" xlink:href="http://www.gnu.org/licenses/" text:style-name="Internet_20_link" text:visited-style-name="Visited_20_Internet_20_Link">http://www.gnu.org/licenses/</text:a>&gt;.</text:p>
      <text:p text:style-name="P23">If you wish to contact me please email me at <text:a xlink:type="simple" xlink:href="mailto:zzz2002@gmail.com" text:style-name="Internet_20_link" text:visited-style-name="Visited_20_Internet_20_Link">zzz2002@gmail.com</text:a></text:p>
      <text:p text:style-name="Horizontal_20_Line"/>
      <text:p text:style-name="Horizontal_20_Line"><text:span text:style-name="T11">L</text:span><text:span text:style-name="T10">ast modified:</text:span><text:span text:style-name="T2"><text:line-break/><text:line-break/></text:span></text:p>
      <text:h text:style-name="Heading_20_1" text:outline-level="1">Certbot TLSA Generator</text:h>
      <text:p text:style-name="P16">This bash script was created to generate and automatically add and delete TLSA records.</text:p>
      <text:p text:style-name="P7">It started out to be a “simple” wrapper to Viktor Dukhovni’s tlsagen script.</text:p>
      <text:p text:style-name="P8">It can be run two wa<text:span text:style-name="T4">y </text:span></text:p>
      <text:list xml:id="list3861621995" text:style-name="L1">
        <text:list-item>
          <text:p text:style-name="P28">as a Letsencrypt (certbot) renew-hook.</text:p>
        </text:list-item>
        <text:list-item>
          <text:p text:style-name="P28">as a Standalone “utility”.</text:p>
        </text:list-item>
      </text:list>
      <text:h text:style-name="P29" text:outline-level="3">Operating as a Renew-Hook</text:h>
      <text:p text:style-name="P17">After a certificate has been renewed and new certificates generated, certbot calls any “renew-hooks” that have been specified to be run, once for each successfully renewed certificate. <text:span text:style-name="T6">The “hook” is passed two arguments,</text:span></text:p>
      <text:list xml:id="list3430027558" text:style-name="L2">
        <text:list-item>
          <text:p text:style-name="P34">Called <text:span text:style-name="T5">$</text:span><text:span text:style-name="T1">RENEWED_LINEAGE</text:span> is the location of the new certs and keys. Currently this is usually “/etc/letsencrypt/live/<text:span text:style-name="T2">certificate-name</text:span>”</text:p>
        </text:list-item>
        <text:list-item>
          <text:p text:style-name="P34">Called <text:span text:style-name="T5">$</text:span><text:span text:style-name="T1">RENEWED_DOMAINS</text:span> which contains a space delimited list of the certificate’s domains and subdomains. </text:p>
        </text:list-item>
      </text:list>
      <text:h text:style-name="P29" text:outline-level="3">Standalone operation </text:h>
      <text:p text:style-name="P4"><text:soft-page-break/>This program can also be run standalone, in which case it makes use of two positional parameters: </text:p>
      <text:list xml:id="list1011604879" text:style-name="L3">
        <text:list-item>
          <text:p text:style-name="P27"><text:span text:style-name="T1">$1</text:span> acts in the same way as RENEWED_LINEAGE above.</text:p>
        </text:list-item>
        <text:list-item>
          <text:p text:style-name="P27"><text:span text:style-name="T1">$2</text:span> acts in the same way as RENEWED_DOMAINS above.</text:p>
        </text:list-item>
      </text:list>
      <text:h text:style-name="P29" text:outline-level="3">How it works</text:h>
      <text:p text:style-name="P9">For each service that we require a TLSA record for, we check to see if the service host matches one the domains or sub-domains in the certificate. If it does then a TLSA record using the port, service host and certificate is generated. We use TCP as the default protocol.</text:p>
      <text:h text:style-name="Heading_20_3" text:outline-level="3"><text:span text:style-name="T12">I</text:span>nstallation </text:h>
      <text:p text:style-name="P8">Copy the all files to a location of your choice. Ensure that CertbotTLSAgen and any CertbotTLSAgen.DNSupdate.* files are executable. </text:p>
      <text:p text:style-name="P8">Copy the file <text:span text:style-name="T2">CertbotTLSAgen.cf</text:span> to <text:span text:style-name="T2">/etc/defaults.</text:span> and to <text:span text:style-name="T2">…/letsencrypt/live/certificate-name</text:span>. </text:p>
      <text:p text:style-name="P8">Follow the instruction about activating a renew-hook in the Letsencrypt documentation.</text:p>
      <text:h text:style-name="P29" text:outline-level="3">Configuration</text:h>
      <text:p text:style-name="P16">As we cannot use command line parameters when called as a Certbot renew-hook all other parameters have to set using configuration files.<text:line-break/>I use the <text:span text:style-name="T2">/etc/default/CertbotTLSAgen.cf</text:span> for general/global parameters, and similar file placed in the <text:span text:style-name="T2">…/letsencrypt/live/cert-name/CetbotTLSAgen.cf</text:span> for certificate specific parameters.</text:p>
      <text:p text:style-name="P7">The parameters in the certificate specific file <text:span text:style-name="T3">override</text:span> the general/global parameters.</text:p>
      <text:h text:style-name="P31" text:outline-level="4">installPath=“/usr/local/bin”</text:h>
      <text:p text:style-name="P16">Th<text:span text:style-name="T13">is is the location where</text:span> CertbotTLSAgen and its associated files are <text:span text:style-name="T13">installed.</text:span> In the latest version this is retrieved/set by using the <text:span text:style-name="T2">dirname $(readlink -f </text:span>“<text:span text:style-name="T2">$0</text:span>”<text:span text:style-name="T2">).</text:span><text:line-break/>If <text:span text:style-name="T1">THIS MUST BE SET</text:span> then I would strongly suggest setting it in global configuration file (<text:span text:style-name="T2">/etc/default/CertbotTLSAgen.cf</text:span>) and that the variable be made read only in order to ensure that this is not accidentally modified.<text:line-break/>eg. declare -r installPath=“/usr/local/bin” use declare -r to make it read only</text:p>
      <text:h text:style-name="P31" text:outline-level="4">services=( smtp smtps submission imap sieve dav davical https )</text:h>
      <text:p text:style-name="P19">This is an array of service names, to specify which services you want to TLSA records for.<text:line-break/>eg. services=( <text:span text:style-name="T2">dav https )</text:span> would limit the system to only generating certificates for those services.</text:p>
      <text:p text:style-name="P24"/>
      <text:p text:style-name="P24">Common services ar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5">Service</text:p>
            </table:table-cell>
            <table:table-cell table:style-name="Table1.A1" office:value-type="string">
              <text:p text:style-name="P15">Port</text:p>
            </table:table-cell>
            <table:table-cell table:style-name="Table1.A1" office:value-type="string">
              <text:p text:style-name="P15">Notes</text:p>
            </table:table-cell>
          </table:table-row>
        </table:table-header-rows>
        <table:table-row table:style-name="Table1.1">
          <table:table-cell table:style-name="Table1.A1" office:value-type="string">
            <text:p text:style-name="P11">smtp</text:p>
          </table:table-cell>
          <table:table-cell table:style-name="Table1.A1" office:value-type="string">
            <text:p text:style-name="P14">25</text:p>
          </table:table-cell>
          <table:table-cell table:style-name="Table1.A1" office:value-type="string">
            <text:p text:style-name="P6"/>
          </table:table-cell>
        </table:table-row>
        <table:table-row table:style-name="Table1.1">
          <table:table-cell table:style-name="Table1.A1" office:value-type="string">
            <text:p text:style-name="P11">smtps</text:p>
          </table:table-cell>
          <table:table-cell table:style-name="Table1.A1" office:value-type="string">
            <text:p text:style-name="P14">465</text:p>
          </table:table-cell>
          <table:table-cell table:style-name="Table1.A1" office:value-type="string">
            <text:p text:style-name="P13">I believe that this service is deprecated.</text:p>
          </table:table-cell>
        </table:table-row>
        <table:table-row table:style-name="Table1.1">
          <table:table-cell table:style-name="Table1.A1" office:value-type="string">
            <text:p text:style-name="P11">submission</text:p>
          </table:table-cell>
          <table:table-cell table:style-name="Table1.A1" office:value-type="string">
            <text:p text:style-name="P14">587</text:p>
          </table:table-cell>
          <table:table-cell table:style-name="Table1.A1" office:value-type="string">
            <text:p text:style-name="P6"/>
          </table:table-cell>
        </table:table-row>
        <table:table-row table:style-name="Table1.1">
          <table:table-cell table:style-name="Table1.A1" office:value-type="string">
            <text:p text:style-name="P11">imaps</text:p>
          </table:table-cell>
          <table:table-cell table:style-name="Table1.A1" office:value-type="string">
            <text:p text:style-name="P14">993</text:p>
          </table:table-cell>
          <table:table-cell table:style-name="Table1.A1" office:value-type="string">
            <text:p text:style-name="P6"/>
          </table:table-cell>
        </table:table-row>
        <table:table-row table:style-name="Table1.1">
          <table:table-cell table:style-name="Table1.A1" office:value-type="string">
            <text:p text:style-name="P11">sieve</text:p>
          </table:table-cell>
          <table:table-cell table:style-name="Table1.A1" office:value-type="string">
            <text:p text:style-name="P14">4190</text:p>
          </table:table-cell>
          <table:table-cell table:style-name="Table1.A1" office:value-type="string">
            <text:p text:style-name="P13">I am not sure if this should be included.</text:p>
          </table:table-cell>
        </table:table-row>
        <table:table-row table:style-name="Table1.1">
          <table:table-cell table:style-name="Table1.A7" office:value-type="string">
            <text:p text:style-name="P5"><text:span text:style-name="T14">dav</text:span><text:line-break/><text:span text:style-name="T14">caldav</text:span></text:p>
            <text:p text:style-name="P2">carddav<text:line-break/>https</text:p>
          </table:table-cell>
          <table:table-cell table:style-name="Table1.A7" office:value-type="string">
            <text:p text:style-name="P12">443</text:p>
          </table:table-cell>
          <table:table-cell table:style-name="Table1.A7" office:value-type="string">
            <text:p text:style-name="P13"/>
          </table:table-cell>
        </table:table-row>
      </table:table>
      <text:p text:style-name="P21"/>
      <text:h text:style-name="P30" text:outline-level="4">updateAction=”manual”</text:h>
      <text:p text:style-name="P18">After the TLSA records have been created they need to be added to your DNS system. The methods currently available are: </text:p>
      <text:list xml:id="list3582819744" text:style-name="L4">
        <text:list-item>
          <text:p text:style-name="P35"><text:span text:style-name="T1">manual</text:span> The system takes no action to add the TLSA records to your DNS, you must do the update manually.</text:p>
        </text:list-item>
        <text:list-item>
          <text:p text:style-name="P35"><text:span text:style-name="T1">nsupdate</text:span> The system will attempt to install the TLSA records in your DNS, using the ISC bind utility “<text:span text:style-name="T1">nsupdate</text:span>”. <text:line-break/>In order for this to work zones for which you want to use this facility must be capable of dynamic update. </text:p>
        </text:list-item>
      </text:list>
      <text:h text:style-name="P31" text:outline-level="4">TLSA_TTL=1800 </text:h>
      <text:p text:style-name="P20">If a certificate is compromised you want the TLSA records associated with <text:span text:style-name="T7">it</text:span> to expire <text:span text:style-name="T5">quickly</text:span> so that they show up as invalid ASAP. <text:s/><text:span text:style-name="T7">For this reason I believe that the </text:span>TTL for TLSA records should be kept low, probably not more the 1 hour. <text:span text:style-name="T8"><text:note text:id="ftn1" text:note-class="footnote"><text:note-citation>1</text:note-citation><text:note-body><text:p text:style-name="P26">I use 30 minutes (1800 seconds) as the TTL for TLSA records.</text:p></text:note-body></text:note></text:span><text:span text:style-name="T8">,</text:span><text:note text:id="ftn2" text:note-class="footnote"><text:note-citation>2</text:note-citation><text:note-body><text:p text:style-name="Footnote"><text:span text:style-name="T14">I</text:span>deally things like TLSA records etc, should not be cached, unfortunately we don’t live in an ideal world</text:p></text:note-body></text:note></text:p>
      <text:h text:style-name="P31" text:outline-level="4"><text:span text:style-name="T9">TLSA Gener</text:span>ator Parameters </text:h>
      <text:p text:style-name="P3">The following parameters will produce 2 1 1 Certificate Authority certificate</text:p>
      <text:p text:style-name="P3">CA_Required=y</text:p>
      <text:p text:style-name="P3">CA_Usage=dane-ca<text:tab/>TLSA usage<text:tab/><text:tab/>seen as <text:span text:style-name="T7">2</text:span> in TLSA records</text:p>
      <text:p text:style-name="P3">CA_Selector=pkey<text:tab/>TLSA selector<text:tab/><text:tab/>seen as 1 in TLSA records</text:p>
      <text:p text:style-name="P3">CA_Type=sha-256<text:tab/>TLSA type <text:s text:c="2"/><text:tab/><text:tab/>seen as 1 in TLSA records</text:p>
      <text:p text:style-name="P3"/>
      <text:p text:style-name="P3">The following parameters will produce 3 1 1 TLSA certificate</text:p>
      <text:p text:style-name="P3">EE_Required=y</text:p>
      <text:p text:style-name="P3">EE_Usage=dane-ee <text:s text:c="3"/>TLSA usage <text:s/><text:tab/><text:tab/>seen as 3 in TLSA records</text:p>
      <text:p text:style-name="P3">EE_Selector=pkey <text:s text:c="2"/><text:tab/>TLSA selector <text:s text:c="2"/><text:tab/>seen as 1 in TLSA records</text:p>
      <text:p text:style-name="P3">EE_Type=sha-256 <text:s text:c="2"/><text:tab/>TLSA type <text:s text:c="2"/><text:tab/><text:tab/>seen as 1 in TLSA records</text:p>
      <text:h text:style-name="P31" text:outline-level="4">TLSA_AutoRemove=no</text:h>
      <text:p text:style-name="P16"><text:soft-page-break/>Do you want the system to remove old/replaced TLSA records automatically, yes or no.</text:p>
      <text:h text:style-name="P31" text:outline-level="4">TLSA_RemoveDelay=5400</text:h>
      <text:p text:style-name="P16">The approximate length of time in seconds between the installation of new/renewed certificates and the removal of old certificates.</text:p>
      <text:p text:style-name="P7">If TLSA_Autoremove is set to yes then a command will be passed to <text:span text:style-name="T7">the </text:span>AT utility to start a TLSA delete operation after TLSA_RemoveDelay seconds.<text:line-break/><text:span text:style-name="T1">Note</text:span> as AT’s smallest unit of time is minutes the time delay will be converted to minutes rounded down.</text:p>
      <text:h text:style-name="P32" text:outline-level="4">outputFilepath=</text:h>
      <text:p text:style-name="P25">This location defaults to RENEWED_LINEAGE. The TLSA update records will be put in either the “TLSA_additions” or “TLSA_deletions” file, these files are currently saved in the Letencrypt live directory. This can be overridden by specifying a path in outputFilepath.<text:line-break/>NB. If you have more than one certificate for which you create TLSA records you will need one path per certificate. This can be done by setting this in the certificate version of the configuration file.</text:p>
      <text:h text:style-name="P33" text:outline-level="4">logOnly=”no”</text:h>
      <text:p text:style-name="P16">When running stand alone output messages to the terminal as well as the log, yes or no.</text:p>
      <text:h text:style-name="P31" text:outline-level="4">logFile=”/var/log/letsencrypt/tlsagen.log”</text:h>
      <text:p text:style-name="P16">The name and location of the CertbotTLSAgen log file.</text:p>
      <text:h text:style-name="P31" text:outline-level="4">pseudoSRVrecords=( … )</text:h>
      <text:p text:style-name="P10">pseudoSRVrecords=( [smtp.example.com]='25 smtp.example.com.'<text:tab/><text:tab/>[submission.example.com]='587 smtp.example.com.'<text:tab/><text:tab/>[imap.example.com]='993 imap.example.com.'<text:tab/><text:tab/>[sieve.example.com]='4190 sieve.example.com.'<text:tab/><text:tab/><text:span text:style-name="T7">[</text:span>dav.example.com]='443 dav.example.com.'<text:tab/><text:tab/>[davical.example.com]='443 davical.example.com.'<text:tab/><text:tab/>[https.example.com]='443 www.example.com.' ) </text:p>
      <text:p text:style-name="P16">Rather than using DIG to retrieve ports and targets, we can use a pseudo dig operation to retrieve this data. pseudoSRVrecords is an associative array, the index to the array is the service host each entry in the array consists of the port associated with the service and the target URL for the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bd683"/>
    </style:style>
    <style:page-layout style:name="Mpm1">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print-date>2018-09-04T11:15:05.869567748</meta:print-date>
    <dc:date>2018-09-28T01:06:56.535404547</dc:date>
    <meta:editing-duration>PT24M47S</meta:editing-duration>
    <meta:editing-cycles>6</meta:editing-cycles>
    <meta:generator>LibreOffice/6.1.1.2$Linux_X86_64 LibreOffice_project/10$Build-2</meta:generator>
    <meta:document-statistic meta:table-count="1" meta:image-count="0" meta:object-count="0" meta:page-count="5" meta:paragraph-count="88" meta:word-count="1079" meta:character-count="7000" meta:non-whitespace-character-count="5965"/>
  </office:meta>
</office:document-meta>
</file>